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ab-4</text:p>
      <text:p text:style-name="Normal">Q-1)</text:p>
      <text:p text:style-name="Normal"><draw:frame draw:style-name="a0" draw:name="Picture 360328778" text:anchor-type="as-char" svg:x="0in" svg:y="0in" svg:width="2.91707in" svg:height="0.91679in" style:rel-width="scale" style:rel-height="scale"><draw:image xlink:href="media/image1.png" xlink:type="simple" xlink:show="embed" xlink:actuate="onLoad"/><svg:title/><svg:desc/></draw:frame><draw:frame draw:style-name="a1" draw:name="Picture 1999204540" text:anchor-type="as-char" svg:x="0in" svg:y="0in" svg:width="3.04209in" svg:height="0.62509in" style:rel-width="scale" style:rel-height="scale"><draw:image xlink:href="media/image2.png" xlink:type="simple" xlink:show="embed" xlink:actuate="onLoad"/><svg:title/><svg:desc/></draw:frame></text:p>
      <text:p text:style-name="Normal">Q-2)</text:p>
      <text:p text:style-name="Normal"><draw:frame draw:style-name="a2" draw:name="Picture 2095964977" text:anchor-type="as-char" svg:x="0in" svg:y="0in" svg:width="2.90666in" svg:height="3.28171in" style:rel-width="scale" style:rel-height="scale"><draw:image xlink:href="media/image3.png" xlink:type="simple" xlink:show="embed" xlink:actuate="onLoad"/><svg:title/><svg:desc/></draw:frame></text:p>
      <text:p text:style-name="Normal">Q-3)</text:p>
      <text:p text:style-name="Normal"><draw:frame draw:style-name="a3" draw:name="Picture 491859461" text:anchor-type="as-char" svg:x="0in" svg:y="0in" svg:width="5.61537in" svg:height="2.39617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355806280" text:anchor-type="as-char" svg:x="0in" svg:y="0in" svg:width="2.56286in" svg:height="2.07321in" style:rel-width="scale" style:rel-height="scale"><draw:image xlink:href="media/image5.png" xlink:type="simple" xlink:show="embed" xlink:actuate="onLoad"/><svg:title/><svg:desc/></draw:frame><draw:frame draw:style-name="a5" draw:name="Picture 1264589430" text:anchor-type="as-char" svg:x="0in" svg:y="0in" svg:width="2.31282in" svg:height="2.20864in" style:rel-width="scale" style:rel-height="scale"><draw:image xlink:href="media/image6.png" xlink:type="simple" xlink:show="embed" xlink:actuate="onLoad"/><svg:title/><svg:desc/></draw:frame></text:p>
      <text:p text:style-name="Normal">Q-4)</text:p>
      <text:p text:style-name="Normal"><draw:frame draw:style-name="a6" draw:name="Picture 2097369062" text:anchor-type="as-char" svg:x="0in" svg:y="0in" svg:width="4.95903in" svg:height="2.47951in" style:rel-width="scale" style:rel-height="scale"><draw:image xlink:href="media/image7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hreemirfankhatti@gmail.com</meta:initial-creator>
    <dc:creator>tehreemirfankhatti@gmail.com</dc:creator>
    <meta:creation-date>2024-11-10T16:00:00Z</meta:creation-date>
    <dc:date>2024-11-10T16:00:00Z</dc:date>
    <meta:template xlink:href="Normal.dotm" xlink:type="simple"/>
    <meta:editing-cycles>1</meta:editing-cycles>
    <meta:editing-duration>PT0S</meta:editing-duration>
    <meta:document-statistic meta:page-count="1" meta:paragraph-count="1" meta:word-count="5" meta:character-count="38" meta:row-count="1" meta:non-whitespace-character-count="34"/>
  </office:meta>
</office:document-meta>
</file>